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firebase.google.com/docs/database/android/st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09:01:10.109499826</meta:creation-date>
    <dc:date>2022-12-02T09:01:31.781275987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55" meta:non-whitespace-character-count="55"/>
    <meta:generator>LibreOffice/7.3.7.2$Linux_X86_64 LibreOffice_project/30$Build-2</meta:generator>
  </office:meta>
</office:document-meta>
</file>